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3.1382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Week_20_templat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text-position=""/>
    </style:style>
    <style:style style:name="ce12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text-position="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  <style:text-properties style:text-position=""/>
    </style:style>
    <style:style style:name="ce22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0.99pt solid #3a3935" style:vertical-align="automatic"/>
      <style:paragraph-properties fo:margin-left="0in" style:writing-mode="page"/>
      <style:text-properties style:text-position=""/>
    </style:style>
    <style:style style:name="ce26" style:family="table-cell" style:parent-style-name="Default">
      <style:table-cell-properties style:diagonal-bl-tr="none" style:diagonal-tl-br="none" fo:border="0.99pt solid #3a3935" style:rotation-align="none"/>
      <style:text-properties style:text-position="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2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none" style:vertical-align="automatic"/>
      <style:paragraph-properties fo:margin-left="0in" style:writing-mode="page"/>
      <style:text-properties style:text-position="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84"/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51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</style:style>
    <style:style style:name="ce61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</style:style>
    <style:style style:name="ce64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0.99pt solid #3a3935" style:vertical-align="automatic"/>
      <style:paragraph-properties fo:margin-left="0in" style:writing-mode="page"/>
    </style:style>
    <style:style style:name="ce65" style:family="table-cell" style:parent-style-name="Default">
      <style:table-cell-properties style:diagonal-bl-tr="none" style:diagonal-tl-br="none" fo:border="0.99pt solid #3a3935" style:rotation-align="non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none" style:vertical-align="automatic"/>
      <style:paragraph-properties fo:margin-left="0in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Week template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20"/>
        <table:table-column table:style-name="co3" table:default-cell-style-name="ce21"/>
        <table:table-column table:style-name="co3" table:default-cell-style-name="ce8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3" table:number-rows-spanned="1">
            <text:p>Firstname Lastname</text:p>
          </table:table-cell>
          <table:covered-table-cell table:style-name="ce11"/>
          <table:covered-table-cell table:style-name="ce11"/>
          <table:table-cell/>
          <table:table-cell table:style-name="ce3" office:value-type="string">
            <text:p>Week Start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2"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3"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office:value-type="string" table:number-columns-spanned="1" table:number-rows-spanned="2">
            <text:p>Description of Task(s)</text:p>
          </table:table-cell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7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25" office:value-type="string">
            <text:p>No activity this period</text:p>
          </table:table-cell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26"/>
          <table:table-cell table:number-columns-repeated="1011"/>
        </table:table-row>
      </table:table>
      <table:table table:name="summary" table:style-name="ta3" table:print-ranges="summary.A1:summary.M8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8"/>
        <table:table-column table:style-name="co7" table:default-cell-style-name="ce29"/>
        <table:table-column table:style-name="co3" table:default-cell-style-name="ce11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 SUMMARY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2" table:number-rows-spanned="1">
            <text:p>Firstname Lastname</text:p>
          </table:table-cell>
          <table:covered-table-cell table:style-name="ce11"/>
          <table:table-cell table:style-name="ce28"/>
          <table:table-cell/>
          <table:table-cell table:style-name="ce3" office:value-type="string">
            <text:p>Week Starting:</text:p>
          </table:table-cell>
          <table:table-cell/>
          <table:table-cell table:style-name="ce22"/>
          <table:table-cell table:number-columns-spanned="2" table:number-rows-spanned="1"/>
          <table:covered-table-cell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table:style-name="ce23"/>
          <table:table-cell table:number-columns-spanned="2" table:number-rows-spanned="1"/>
          <table:covered-table-cell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table:number-columns-spanned="1" table:number-rows-spanned="2"/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8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30"/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31" office:value-type="string">
            <text:p>TAM SR2S total monthly hours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85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4:57:47.627540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 Timesheet Template</dc:title>
    <meta:initial-creator>MCBC</meta:initial-creator>
    <meta:creation-date>2003-03-20T11:07:52</meta:creation-date>
    <dc:date>2014-09-21T14:59:52.763984625</dc:date>
    <meta:print-date>2005-09-01T13:05:50</meta:print-date>
    <meta:generator>LibreOffice/4.2.4.2$Linux_X86_64 LibreOffice_project/420m0$Build-2</meta:generator>
    <meta:editing-duration>P1DT1H55M25S</meta:editing-duration>
    <meta:editing-cycles>28</meta:editing-cycles>
    <meta:document-statistic meta:table-count="3" meta:cell-count="46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sheet(TS) and the columns we want them in
const TS_logdate = 0
const TS_hours = 1
const TS_activity = 2
const TS_activity_id = 3
const TS_subtask = 4
const TS_subtask_desc = 5
const TS_task = 6
const TS_task_desc = 7
const TS_account = 8
const TS_account_desc = 9
const TS_lastname = 10
const TS_firstname = 11
const TS_person_id = 12
const TS_rate = 13
const TS_week_of = 14 'this field is internally created from the logdate
const TS_rec_size = 14 'dim of the array containing the above fields
dim TS_headers() 'filled below in the above order and checked against the imported csv file

'The sheets in this document:
const timesheet = 0
const WeekTemplate = 1
const SummarySheet = 2

'The 'max' columns - used when copying and inserting dummy rows
const max_columns = 26

type Props
    sheet As Integer
    version As String
	rows as integer
	columns as integer
	from_date as date
	to_date as date
	lastname as string
	firstname as string
end type
dim TS_Props as Props

dim newTimesheet as object 'our new spreadsheet

Sub Create_Timesheet
	GlobalScope.BasicLibraries.LoadLibrary("Tools")

 	TS_headers = Array("logdate","hours","activity","activity_id","subtask","subtask_desc", _
 					"task","task_desc","account","account_desc","lastname","firstname","person_id","rate")

	dim newFile as string
	if Make_Doc() = false then
		if not IsNull(newTimesheet) then
			newFile = newTimesheet.Location
			newTimesheet.store()
			newTimesheet.close(true)
			Kill(newFile)
		end if
		exit Sub
	End if

	'do summary first while sheet order is undisturbed:
	dim tempSheet as object
	tempSheet = newTimesheet.Sheets(timesheet)
	newTimesheet.CurrentController.setActiveSheet(tempSheet)
	SortRange(tempSheet.getCellRangeByPosition(0,1, TS_Props.columns - 1,TS_Props.rows), _
				Array(TS_task, TS_subtask, TS_account, TS_activity_id, TS_logdate))
	Create_TimesheetSummary(SummarySheet, 1)

	dim week as integer
	dim tempIdx as integer
	dim SheetNdx as integer
	newTimesheet.CurrentController.setActiveSheet(tempSheet)
	SortRange(tempSheet.getCellRangeByPosition(0,1, TS_Props.columns - 1,TS_Props.rows), _
				Array(TS_week_of, TS_task, TS_subtask, TS_account, TS_activity_id, TS_logdate))
	week = 1
	tempIdx = 1 'start past headers
	do while tempIdx &lt; TS_Props.rows
		SheetNdx = weekTemplate + week
		newTimesheet.sheets.copyByName("Week template", "Week " &amp; week, SheetNdx)
		tempIdx = Create_TimesheetWeek(SheetNdx, tempIdx)
		week = week + 1
	loop

'Done: Clean up the timesheet by removing the Basic code and the 'temp' sheet then save &amp; close it:
	dim libs as object
	Dim PropValue(1) as new com.sun.star.beans.PropertyValue
	PropValue(0).Name = "EventType"
	PropValue(0).Value = "StarBasic"
	PropValue(1).Name = "Script"
	PropValue(1).Value = ""
	newTimesheet.Events.ReplaceByName("OnLoad", PropValue()) 'remove the event
	newTimesheet.Sheets.removeByName("Week template")
	newTimesheet.Sheets.removeByName("timesheet")
	newTimesheet.store() 'If this store not done, get a runtime error in the removeByName
	libs = newTimesheet.BasicLibraries.getByName("Standard")
	if libs.hasByName("modApplication") then
		libs.removeByName("modApplication")
	end if
	if libs.hasByName("modMain") then
		libs.removeByName("modMain")
	end if
	newTimesheet.store()
'	newTimesheet.close(true)
	thisComponent.store()
	thisComponent.close(true)

End Sub 'end Create_Timesheet

Function Create_TimesheetWeek(SheetNdx as integer, tempStart as integer) as integer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	weekstart = tempSheet.getCellByPosition(TS_week_of,tempIdx).Value
	weekend = weekstart + 6

	Worksheet.getCellByPosition(2,1).String = TS_Props.firstname &amp; " " &amp; TS_Props.lastname
	Worksheet.getCellByPosition(8,1).Value = weekstart
	Worksheet.getCellByPosition(8,2).Value = weekend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		if weekday &gt; weekend then
			exit do
		end if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Create_TimesheetWeek = tempIdx
	exit function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return

LogdateHeader:
	Hours_5 = 0
	lastweekday = weekday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Function ' Create_TimesheetWeek

Sub Create_TimesheetSummary(SheetNdx as integer, tempStart as integer)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Dim Empty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	
	Worksheet.getCellByPosition(2,1).String = TS_Props.firstname &amp; " " &amp; TS_Props.lastname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exit Sub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weekstart = CDate(Rec(TS_week_of))
	weekend = weekstart + 6
	return

LogdateHeader:
	Hours_5 = 0
	lastweekday = weekday
	if weekday &gt; weekend then
		weekstart = CDate(Rec(TS_week_of))
		weekend = weekstart + 6
	end if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Sub ' Create_TimesheetSummary()

'Public Function APP_Create_Excel_Timesheet( _
'    ) As Boolean
'    Dim Spreadsheet As New Excel.Application
'    Dim Timesheet As Excel.Workbook
'    Dim Worksheet As Excel.Worksheet
'    Dim SheetIdx As Integer
'    Dim WeekStarting As Date
'    Dim WeekEnding As Date
'    Dim TotalRow() As Integer   'save for the summary
'    Dim Columns()
'    Dim I As Integer
'    Dim S As String
'    Dim Row As Excel.Range
'
'    SheetIdx = 1
'    WeekStarting = Starting
'    'Summary:
'    Set Worksheet = Timesheet.Sheets(SheetIdx + 1)
'    Worksheet.Cells(2, 3).Value = PersonName
'    Worksheet.Cells(2, 9).Value = Format(UTL_Week_FirstDay(Starting, vbMonday), "m/d/yyyy")
'    Worksheet.Cells(3, 9).Value = Format(UTL_Week_LastDay(Ending, vbMonday), "m/d/yyyy")
'    Set Row = Worksheet.Rows(7)
'    Columns = Array("E", "F", "G", "H", "I", "J", "K")
'    For I = 0 To UBound(Columns)
'        S = ""
'        For SheetIdx = 1 To UBound(TotalRow)
'            S = S &amp; "+'Week " &amp; SheetIdx &amp; "'!" &amp; Columns(I) &amp; TotalRow(SheetIdx)
'        Next
'        Row.Cells(1, I + 5).Value = "=SUM(" &amp; Mid(S, 2) &amp; ")"
'    Next
'
'    Spreadsheet.DisplayAlerts = False
'    Timesheet.Sheets(1).Delete  'delete the template sheet
'    Spreadsheet.ActiveWorkbook.Save
'    Spreadsheet.DisplayAlerts = True
'
'    SetProgress "Finished Timesheet"
'    Spreadsheet.Quit
'
'End Function ' APP_Create_Excel_Timesheet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Timesheet.Sheets(SheetNdx).insertCells(CellRangeAddress, com.sun.star.sheet.CellInsertMode.ROWS)
	CellRangeAddress.StartRow = RowToInsert
	CellRangeAddress.EndRow = RowToInsert
	newTimesheet.Sheets(SheetNdx).copyRange(CellAddress, CellRangeAddress)
End Sub 'InsertRow

Function Make_Doc() as boolean
	dim csvIn as string
	dim newFile as string
	dim TS_Sheet as object
	dim format_sav as integer 'the date format to be used for week_of

	Make_Doc = false

'Find the timesheet CSV file:
	dim FilePicker as object
	dim list(1) as string
	dim picked as boolean
	list(0) = "*.csv"
	list(1) = "*.*"
	FilePicker = CreateUnoService("com.sun.star.ui.dialogs.FilePicker")
	AddFiltersToDialog(list(), FilePicker)
	FilePicker.setTitle("Select your downloaded TIMESHEET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timesheet):
	newFile = DirectoryNameoutofPath(csvIn, "/") &amp; "/" &amp; GetFileNameWithoutExtension(csvIn,"/") &amp; ".ods"
	FileCopy(ThisComponent.Location, newFile)

'Open the new timesheet file for editting:
	dim args(2) as New com.sun.star.beans.PropertyValue
	args(0).Name = "ReadOnly"
	args(0).Value = false
	args(1).Name = "MacroExecutionMode"
	args(1).Value = 0 'NEVER_EXECUTE
	args(2).Name = "AsTemplate"
	args(2).Value = FALSE
	newTimesheet = OpenDocument(newFile, args())
	TS_Sheet = newTimesheet.Sheets(timesheet)
    TS_Props.sheet = timesheet
	format_sav = TS_Sheet.getCellByPosition(0,0).NumberFormat
	TS_Props.version = TS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S_Sheet.link(csvIn, "", FilterName, FilterOption, com.sun.star.sheet.SheetLinkMode.NORMAL)

'Verify the timesheet file:
	if TS_Sheet.getCellByPosition(0,0).String &lt;&gt; "timesheet" then
		msgbox "Unrecognized timesheet - says '" &amp; TS_Sheet.Rows(0).getCellByPosition(0,0).String &amp; "'"
		exit function
	end if
	TS_Props.lastname = TS_Sheet.getCellByPosition(3,0).String
	TS_Props.firstname = TS_Sheet.getCellByPosition(4,0).String
	if not (IsDate(TS_Sheet.getCellByPosition(5,0).String) and IsDate(TS_Sheet.getCellByPosition(6,0).String))  then
		msgbox "Invalid timesheet dates: '" &amp; TS_Sheet.getCellByPosition(5,0).String &amp; "'/'" &amp; _
			TS_Sheet.getCellByPosition(6,0).String &amp; "'"
		exit function
	end if
	TS_Props.from_date = CDate(TS_Sheet.getCellByPosition(5,0).String)
	TS_Props.to_date = CDate(TS_Sheet.getCellByPosition(6,0).String)
	if TS_Sheet.getCellByPosition(7,0).String &lt;&gt; TS_Props.version then
		msgbox "Your version (" &amp; TS_Props.version &amp; ") does not match the timesheet download (" &amp; _
			TS_Sheet.getCellByPosition(7,0).String &amp; ").  Ask the system admin for an upgrade."
		exit function
	end if
	TS_Sheet.Rows.removeByIndex(0, 1) 'get rid of the ID row

	If not Find_Size(timesheet, TS_Props, TS_headers) then
		exit function
	end if

'Add the week_of field (starting Mon.) to each row of timesheet &amp; check names:
	dim ndx as integer
	dim newDate as date
	For ndx = 1 to TS_Props.rows 'skip headers
		if (TS_Props.lastname &lt;&gt; TS_Sheet.getCellByPosition(TS_lastname, ndx).String) _
		or (TS_Props.firstname &lt;&gt; TS_Sheet.getCellByPosition(TS_firstname, ndx).String) then
			msgbox "Invalid name (" &amp; TS_Sheet.getCellByPosition(TS_lastname, ndx).String &amp; _
					", " &amp; TS_Sheet.getCellByPosition(TS_firstname, ndx).String &amp; ") found"
			exit function
		end if
		newDate = CDate(TS_Sheet.getCellByPosition(TS_logdate, ndx).String)
		newDate = newDate - 1 'week starts on MON but WeekDay() assumes SUN so we compensate
		newDate = newDate - WeekDay(newDate) + 2
		TS_Sheet.getCellByPosition(TS_week_of, ndx).Value = newDate
		TS_Sheet.getCellByPosition(TS_week_of, ndx).NumberFormat = format_sav
	Next
	TS_Props.columns = TS_Props.columns + 1 'add the new week_of column

	Make_Doc = true

End Function 'Make_Doc

Function Find_Size(SheetNdx as integer, inProps as Props, Headers())
	'Find the size of the imported stuff &amp; check headers:
	dim tempSheet as object
	dim Cell as object

	Find_Size = false

	tempSheet = newTimesheet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Timesheet()
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